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fo:font-size="20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20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20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text-properties fo:color="#800000" fo:font-size="20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color="#000080" fo:font-size="20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color="#000080" fo:font-size="20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paragraph-properties fo:margin-left="-0.4917in" fo:margin-right="-0.3252in" fo:text-indent="0in" style:auto-text-indent="false"/>
      <style:text-properties fo:font-size="20pt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fo:color="#000000" fo:font-size="20pt" fo:font-weight="bold" style:font-size-asian="16pt" style:font-weight-asian="bold" style:font-size-complex="16pt" style:font-weight-complex="bold"/>
    </style:style>
    <style:style style:name="T1" style:family="text">
      <style:text-properties fo:color="#800000"/>
    </style:style>
    <style:style style:name="T2" style:family="text">
      <style:text-properties fo:color="#000080"/>
    </style:style>
    <style:style style:name="T3" style:family="text">
      <style:text-properties fo:color="#000000"/>
    </style:style>
    <style:style style:name="T4" style:family="text">
      <style:text-properties fo:color="#28009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What is it?<text:tab/>What is it for? <text:tab/><text:tab/><text:tab/><text:tab/><text:tab/><text:tab/><text:tab/><text:tab/><text:tab/><text:tab/>What is it called?</text:p>
      <text:p text:style-name="P2"><text:span text:style-name="T1">bundle <text:tab/><text:tab/><text:tab/>agent|edit_line|server|monitor|common|...</text:span> <text:tab/><text:span text:style-name="T2">my_example_bundle </text:span>{</text:p>
      <text:p text:style-name="P2"/>
      <text:p text:style-name="P4">files|processes|packages|commands|...<text:span text:style-name="T3">: <text:s text:c="15"/># What type?</text:span></text:p>
      <text:p text:style-name="P1"/>
      <text:p text:style-name="P3"><text:s text:c="3"/><text:span text:style-name="T1">((linux|solaris)&amp;Sunday&amp;Hr02&amp;Min00_05))&amp;</text:span><text:span text:style-name="T4">((ITALY|GERMANY)&amp;webserver)</text:span>:: # When/where?</text:p>
      <text:p text:style-name="P3"/>
      <text:p text:style-name="P2"><text:s text:c="8"/><text:span text:style-name="T2">“file name, process name, package name; <text:s/></text:span><text:span text:style-name="T3"># What is the affected object? <text:s/>(promiser)</text:span></text:p>
      <text:p text:style-name="P5"><text:s text:c="10"/>or a command, a report; ...”</text:p>
      <text:p text:style-name="P6"/>
      <text:p text:style-name="P2"><text:s text:c="17"/><text:span text:style-name="T1">comment</text:span> =&gt; <text:span text:style-name="T2">“The intention: to illustrate CF3 syntax pattern.”,</text:span></text:p>
      <text:p text:style-name="P2"><text:span text:style-name="T2"><text:s text:c="22"/></text:span><text:span text:style-name="T1">handle</text:span><text:span text:style-name="T2"> </text:span><text:span text:style-name="T3">=&gt;</text:span><text:span text:style-name="T2"> “syntax_pattern_example_1”,</text:span></text:p>
      <text:p text:style-name="P2"><text:span text:style-name="T2"><text:s text:c="16"/></text:span><text:span text:style-name="T1">attribute1</text:span><text:span text:style-name="T2"> </text:span><text:span text:style-name="T3">=&gt;</text:span><text:span text:style-name="T2"> “literal_value1”,</text:span></text:p>
      <text:p text:style-name="P2"><text:span text:style-name="T2"><text:s text:c="16"/></text:span><text:span text:style-name="T1">attribute2</text:span><text:span text:style-name="T2"> </text:span><text:span text:style-name="T3">=&gt;</text:span><text:span text:style-name="T2"> “$(scalar_variable_name)”,</text:span></text:p>
      <text:p text:style-name="P2"><text:span text:style-name="T2"><text:s text:c="16"/></text:span><text:span text:style-name="T1">attribute3</text:span><text:span text:style-name="T2"> </text:span><text:span text:style-name="T3">=&gt;</text:span><text:span text:style-name="T2"> { “literal_value1”, “literal_value2”, … },</text:span></text:p>
      <text:p text:style-name="P2"><text:span text:style-name="T2"><text:s text:c="16"/></text:span><text:span text:style-name="T1">attribute4</text:span><text:span text:style-name="T2"> </text:span><text:span text:style-name="T3">=&gt;</text:span><text:span text:style-name="T2"> { @(list_variable_name) },</text:span></text:p>
      <text:p text:style-name="P2"><text:span text:style-name="T2"><text:s text:c="16"/></text:span><text:span text:style-name="T1">attribute5</text:span><text:span text:style-name="T2"> </text:span><text:span text:style-name="T3">=&gt;</text:span><text:span text:style-name="T2"> name_of_group_of_editline_promises,</text:span></text:p>
      <text:p text:style-name="P7"><text:span text:style-name="T2"><text:s text:c="23"/></text:span><text:span text:style-name="T1">attribute6</text:span><text:span text:style-name="T2"> </text:span><text:span text:style-name="T3">=&gt;</text:span><text:span text:style-name="T2"> name_of_group_of_promise_attributes,</text:span></text:p>
      <text:p text:style-name="P7"><text:span text:style-name="T2"><text:s text:c="23"/></text:span><text:span text:style-name="T1">attribute7</text:span><text:span text:style-name="T2"> </text:span><text:span text:style-name="T3">=&gt;</text:span><text:span text:style-name="T2"> function(...); #red and blue for function</text:span></text:p>
      <text:p text:style-name="P2">}</text:p>
      <text:p text:style-name="P2"><text:span text:style-name="T1">RED</text:span> – CFEngine reserved word <text:s text:c="4"/><text:span text:style-name="T2">BLUE</text:span> – Sys Admin's choice <text:s text:c="16"/>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04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eksey tsalolikhin</meta:initial-creator>
    <meta:creation-date>2012-01-26T07:22:55.03</meta:creation-date>
    <dc:date>2012-04-05T14:16:44</dc:date>
    <dc:creator>root </dc:creator>
    <meta:editing-duration>PT22H56M28S</meta:editing-duration>
    <meta:editing-cycles>12</meta:editing-cycles>
    <meta:generator>OpenOffice.org/3.1$Unix OpenOffice.org_project/310m19$Build-9420</meta:generator>
    <meta:document-statistic meta:table-count="0" meta:image-count="0" meta:object-count="0" meta:page-count="1" meta:paragraph-count="17" meta:word-count="104" meta:character-count="1072"/>
  </office:meta>
</office:document-meta>
</file>